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9000001ECF393A459739559A0.png" manifest:media-type="image/png"/>
  <manifest:file-entry manifest:full-path="Pictures/10000000000004CD000001BCD894A3C407B3B663.png" manifest:media-type="image/png"/>
  <manifest:file-entry manifest:full-path="Pictures/10000000000004BF000001BD03AD6E7C0CDABF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paragraph-rsid="0012dfe8"/>
    </style:style>
    <style:style style:name="P2" style:family="paragraph" style:parent-style-name="Standard" style:master-page-name="Standard">
      <style:paragraph-properties style:page-number="1"/>
      <style:text-properties officeooo:rsid="0012dfe8" officeooo:paragraph-rsid="0012dfe8"/>
    </style:style>
    <style:style style:name="P3" style:family="paragraph" style:parent-style-name="Standard">
      <style:text-properties officeooo:rsid="0012dfe8" officeooo:paragraph-rsid="0012dfe8"/>
    </style:style>
    <style:style style:name="P4" style:family="paragraph" style:parent-style-name="Standard">
      <style:paragraph-properties>
        <style:tab-stops>
          <style:tab-stop style:position="2.268cm"/>
        </style:tab-stops>
      </style:paragraph-properties>
      <style:text-properties officeooo:rsid="0012dfe8" officeooo:paragraph-rsid="0012dfe8"/>
    </style:style>
    <style:style style:name="T1" style:family="text">
      <style:text-properties officeooo:rsid="0014832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orymap fonctionnalité import de métadonnées</text:p>
      <text:p text:style-name="P1"><draw:frame draw:style-name="fr1" draw:name="image2.png" text:anchor-type="as-char" svg:width="16.002cm" svg:height="5.861cm" draw:z-index="2"><draw:image xlink:href="Pictures/10000000000004BF000001BD03AD6E7C0CDABF23.png" xlink:type="simple" xlink:show="embed" xlink:actuate="onLoad" draw:mime-type="image/png"/></draw:frame></text:p>
      <text:p text:style-name="P4">Zoom 1 :</text:p>
      <text:p text:style-name="Standard"><draw:frame draw:style-name="fr1" draw:name="image3.png" text:anchor-type="as-char" svg:width="16.002cm" svg:height="5.78cm" draw:z-index="0"><draw:image xlink:href="Pictures/10000000000004CD000001BCD894A3C407B3B663.png" xlink:type="simple" xlink:show="embed" xlink:actuate="onLoad" draw:mime-type="image/png"/></draw:frame></text:p>
      <text:p text:style-name="P3">Zoom 2 :</text:p>
      <text:p text:style-name="Standard"><draw:frame draw:style-name="fr1" draw:name="image1.png" text:anchor-type="as-char" svg:width="16.002cm" svg:height="6.428cm" draw:z-index="1"><draw:image xlink:href="Pictures/10000000000004C9000001ECF393A459739559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48323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M<text:span text:style-name="MT1">athilde Prad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09:00</meta:creation-date>
    <meta:initial-creator>PRADES, Mathilde (DFAS/SPAT/ARCH)</meta:initial-creator>
    <meta:generator>LibreOffice/7.3.7.2$Linux_X86_64 LibreOffice_project/30$Build-2</meta:generator>
    <dc:date>2024-08-31T17:27:58.044043455</dc:date>
    <meta:editing-duration>PT1M48S</meta:editing-duration>
    <meta:editing-cycles>2</meta:editing-cycles>
    <meta:document-statistic meta:table-count="0" meta:image-count="3" meta:object-count="0" meta:page-count="1" meta:paragraph-count="7" meta:word-count="13" meta:character-count="78" meta:non-whitespace-character-count="67"/>
  </office:meta>
</office:document-meta>
</file>